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cm" svg:height="2cm" svg:x="4cm" svg:y="3cm">
          <text:p text:style-name="P1">Regl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9cm" svg:y="3cm">
          <text:p text:style-name="P2"><text:span text:style-name="T1">Esta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4cm" svg:x2="9cm" svg:y2="4cm">
          <text:p/>
        </draw:line>
        <draw:line draw:style-name="gr2" draw:text-style-name="P1" draw:layer="layout" svg:x1="4cm" svg:y1="7cm" svg:x2="7cm" svg:y2="7cm">
          <text:p/>
        </draw:line>
        <draw:frame draw:style-name="gr3" draw:text-style-name="P3" draw:layer="layout" svg:width="1.5cm" svg:height="0.806cm" svg:x="3.777cm" svg:y="6.378cm">
          <draw:text-box>
            <text:p text:style-name="P3"><text:span text:style-name="T2">us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a Fiori</meta:initial-creator>
    <meta:creation-date>2011-12-08T13:44:09</meta:creation-date>
    <dc:date>2011-12-08T13:45:51</dc:date>
    <dc:creator>Carla Fiori</dc:creator>
    <meta:editing-duration>PT00H01M42S</meta:editing-duration>
    <meta:editing-cycles>1</meta:editing-cycles>
    <meta:document-statistic meta:object-count="5"/>
    <meta:generator>OpenOffice.org/3.2$Linux OpenOffice.org_project/320m12$Build-9483</meta:generator>
  </office:meta>
</office:document-meta>
</file>